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7" style:family="paragraph" style:parent-style-name="Standard">
      <style:paragraph-properties style:text-autospace="none"/>
      <style:text-properties style:font-name="Calibri" fo:font-size="11pt" fo:language="en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8" style:family="paragraph" style:parent-style-name="Standard">
      <style:paragraph-properties style:text-autospace="none"/>
      <style:text-properties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9" style:family="paragraph" style:parent-style-name="Standard">
      <style:paragraph-properties style:text-autospace="non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Arial" fo:font-size="14pt" fo:language="en" fo:country="none" fo:font-weight="bold" style:font-name-asian="Calibri" style:font-size-asian="14pt" style:font-weight-asian="bold" style:font-name-complex="Calibri" style:font-size-complex="14pt" style:font-weight-complex="bold"/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text-autospace="none" style:join-border="fals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4" style:family="paragraph" style:parent-style-name="Standard" style:list-style-name="L4">
      <style:paragraph-properties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5" style:family="paragraph" style:parent-style-name="Standard" style:list-style-name="L4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5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5">
      <style:paragraph-properties style:text-autospace="none"/>
      <style:text-properties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18" style:family="paragraph" style:parent-style-name="Standard" style:list-style-name="L5">
      <style:paragraph-properties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5">
      <style:paragraph-properties style:text-autospace="none"/>
      <style:text-properties style:text-line-through-style="solid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5">
      <style:paragraph-properties style:text-autospace="none"/>
      <style:text-properties style:text-line-through-style="solid" fo:font-weight="normal" style:font-weight-asian="normal" style:font-weight-complex="normal"/>
    </style:style>
    <style:style style:name="P21" style:family="paragraph" style:parent-style-name="Standard" style:list-style-name="L5">
      <style:paragraph-properties style:text-autospace="none"/>
      <style:text-properties fo:font-weight="normal" style:font-weight-asian="normal" style:font-weight-complex="normal"/>
    </style:style>
    <style:style style:name="P22" style:family="paragraph" style:parent-style-name="Standard" style:list-style-name="L5">
      <style:paragraph-properties style:text-autospace="none"/>
      <style:text-properties fo:font-weight="bold" style:font-weight-asian="bold" style:font-weight-complex="bold"/>
    </style:style>
    <style:style style:name="P23" style:family="paragraph" style:parent-style-name="Standard" style:list-style-name="L5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5" style:family="paragraph" style:parent-style-name="Standard" style:list-style-name="L2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6" style:family="paragraph" style:parent-style-name="Standard" style:list-style-name="L3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7" style:family="paragraph" style:parent-style-name="Standard" style:list-style-name="L1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8" style:family="paragraph" style:parent-style-name="Standard" style:list-style-name="L2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9" style:family="paragraph" style:parent-style-name="Standard" style:list-style-name="L3">
      <style:paragraph-properties fo:margin-top="0in" fo:margin-bottom="0.139in" fo:line-height="115%" style:text-autospace="none"/>
      <style:text-properties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" style:family="paragraph" style:parent-style-name="Standard" style:list-style-name="L1">
      <style:paragraph-properties fo:margin-top="0in" fo:margin-bottom="0.139in" fo:line-height="115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1" style:family="paragraph" style:parent-style-name="Standard" style:list-style-name="L2">
      <style:paragraph-properties fo:margin-top="0in" fo:margin-bottom="0.139in" fo:line-height="115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2" style:family="paragraph" style:parent-style-name="Standard" style:list-style-name="L3">
      <style:paragraph-properties fo:margin-top="0in" fo:margin-bottom="0.139in" fo:line-height="115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Standard" style:list-style-name="L1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5" style:family="text">
      <style:text-properties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font-variant="normal" fo:text-transform="none" fo:color="#111111" style:font-name="Calibri" fo:font-size="11pt" fo:letter-spacing="normal" fo:language="en" fo:country="none" fo:font-style="normal" fo:font-weight="normal" fo:background-color="transparent" style:font-name-asian="Calibri" style:font-size-asian="11pt" style:font-name-complex="Calibri" style:font-size-complex="11pt"/>
    </style:style>
    <style:style style:name="T7" style:family="text">
      <style:text-properties fo:color="#111111" style:font-name="Calibri" fo:font-size="11pt" fo:language="en" fo:country="none" fo:background-color="transparent" style:font-name-asian="Calibri" style:font-size-asian="11pt" style:font-name-complex="Calibri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9966cc"/>
    </style:style>
    <style:style style:name="T12" style:family="text">
      <style:text-properties fo:color="#9966cc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13" style:family="text">
      <style:text-properties fo:color="#9966cc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4" style:family="text">
      <style:text-properties fo:color="#9966cc" style:font-name="Calibri" fo:font-size="11pt" fo:language="en" fo:country="none" style:font-name-asian="Calibri" style:font-size-asian="11pt" style:font-name-complex="Calibri" style:font-size-complex="11pt"/>
    </style:style>
    <style:style style:name="T15" style:family="text">
      <style:text-properties fo:color="#999966"/>
    </style:style>
    <style:style style:name="T16" style:family="text">
      <style:text-properties fo:color="#999966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17" style:family="text">
      <style:text-properties fo:color="#999966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8" style:family="text">
      <style:text-properties fo:color="#999966" style:font-name="Calibri" fo:font-size="11pt" fo:language="en" fo:country="none" style:font-name-asian="Calibri" style:font-size-asian="11pt" style:font-name-complex="Calibri" style:font-size-complex="11pt"/>
    </style:style>
    <style:style style:name="T19" style:family="text">
      <style:text-properties fo:color="#3399ff" style:font-name="Calibri" fo:font-size="11pt" fo:language="en" fo:country="none" style:font-name-asian="Calibri" style:font-size-asian="11pt" style:font-name-complex="Calibri" style:font-size-complex="11pt"/>
    </style:style>
    <style:style style:name="T20" style:family="text">
      <style:text-properties fo:color="#3399ff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1" style:family="text">
      <style:text-properties fo:color="#666699" style:font-name="Calibri" fo:font-size="11pt" fo:language="en" fo:country="none" style:font-name-asian="Calibri" style:font-size-asian="11pt" style:font-name-complex="Calibri" style:font-size-complex="11pt"/>
    </style:style>
    <style:style style:name="T22" style:family="text">
      <style:text-properties fo:color="#666699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3" style:family="text">
      <style:text-properties fo:color="#666699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6666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5" style:family="text">
      <style:text-properties fo:color="#ff6666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26" style:family="text">
      <style:text-properties fo:color="#ff6666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cc33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8" style:family="text">
      <style:text-properties fo:color="#00cc33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29" style:family="text">
      <style:text-properties fo:color="#00cc33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ff66ff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1" style:family="text">
      <style:text-properties fo:color="#ff66ff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1in" fo:text-indent="-0.25in" fo:margin-left="0.7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FPA GLOBAL DASHBOARD</text:p>
      <text:p text:style-name="P11">Adolscent Youth Dashboard :-</text:p>
      <text:list xml:id="list9101752658130998283" text:style-name="L1">
        <text:list-item>
          <text:p text:style-name="P24">Module folder name : <text:span text:style-name="T32">unfpa_global_dashboard</text:span></text:p>
        </text:list-item>
        <text:list-item>
          <text:p text:style-name="P24">Folder containing files to get Maps and Graphs data :<text:span text:style-name="T32"> /sites/default/files/adolscent-youth</text:span></text:p>
        </text:list-item>
        <text:list-item>
          <text:p text:style-name="P24">Breadcrumb changes : <text:span text:style-name="T32">template.php</text:span></text:p>
        </text:list-item>
        <text:list-item>
          <text:p text:style-name="P24">Theme folder changes : </text:p>
          <text:list>
            <text:list-item>
              <text:p text:style-name="P27"><text:span text:style-name="T8">Style for filter radio buttons : </text:span>sites/all/themes/unfpa_global/plugins</text:p>
            </text:list-item>
            <text:list-item>
              <text:p text:style-name="P27"><text:span text:style-name="T8">Landing page map : </text:span>sites/all/themes/unfpa_global/templates/html5worldmap</text:p>
            </text:list-item>
            <text:list-item>
              <text:p text:style-name="P27"><text:span text:style-name="T8">Detail page map and graphs : </text:span>sites/all/themes/unfpa_global/templates/Highcharts-4.0.3 </text:p>
            </text:list-item>
          </text:list>
        </text:list-item>
        <text:list-item>
          <text:p text:style-name="P30">Database tables : </text:p>
          <text:list>
            <text:list-item>
              <text:p text:style-name="P33"><text:span text:style-name="T8">Three digit and Two digit country code mapping : </text:span>dashboard_country_code</text:p>
            </text:list-item>
            <text:list-item>
              <text:p text:style-name="P33"><text:span text:style-name="T8">Used in unfpa_global_opendata_get_country_name : </text:span>country_code</text:p>
            </text:list-item>
          </text:list>
        </text:list-item>
      </text:list>
      <text:p text:style-name="P11">FGM Dashboard :-</text:p>
      <text:list xml:id="list22208360638001610" text:style-name="L2">
        <text:list-item>
          <text:p text:style-name="P25">Module folder name : <text:span text:style-name="T32">unfpa_global_dashboard</text:span></text:p>
        </text:list-item>
        <text:list-item>
          <text:p text:style-name="P25">Folder containing files to get Maps and Graphs data :<text:span text:style-name="T32"> /sites/default/files/fgm</text:span></text:p>
        </text:list-item>
        <text:list-item>
          <text:p text:style-name="P25">Breadcrumb changes : <text:span text:style-name="T32">template.php</text:span></text:p>
        </text:list-item>
        <text:list-item>
          <text:p text:style-name="P25">Theme folder changes : </text:p>
          <text:list>
            <text:list-item>
              <text:p text:style-name="P28"><text:span text:style-name="T8">Style for filter radio buttons : </text:span>sites/all/themes/unfpa_global/plugins</text:p>
            </text:list-item>
            <text:list-item>
              <text:p text:style-name="P28"><text:span text:style-name="T8">Landing page map : </text:span>sites/all/themes/unfpa_global/templates/html5worldmap</text:p>
            </text:list-item>
            <text:list-item>
              <text:p text:style-name="P28"><text:span text:style-name="T8">Detail page map and graphs : </text:span>sites/all/themes/unfpa_global/templates/Highcharts-4.0.3</text:p>
            </text:list-item>
          </text:list>
        </text:list-item>
        <text:list-item>
          <text:p text:style-name="P31">Database tables : </text:p>
          <text:list>
            <text:list-item>
              <text:p text:style-name="P34"><text:span text:style-name="T8">Three digit and Two digit country code mapping : </text:span>dashboard_country_code</text:p>
            </text:list-item>
            <text:list-item>
              <text:p text:style-name="P34"><text:span text:style-name="T8">Used in unfpa_global_opendata_get_country_name : </text:span>country_code</text:p>
            </text:list-item>
          </text:list>
        </text:list-item>
      </text:list>
      <text:p text:style-name="P10"/>
      <text:p text:style-name="P10"/>
      <text:p text:style-name="P10"/>
      <text:p text:style-name="P11"><text:soft-page-break/>Procurement Dashboard :-</text:p>
      <text:list xml:id="list3012756929869923297" text:style-name="L3">
        <text:list-item>
          <text:p text:style-name="P26">Module folder name : <text:span text:style-name="T32">unfpa_global_dashboard</text:span></text:p>
        </text:list-item>
        <text:list-item>
          <text:p text:style-name="P26">Breadcrumb changes : <text:span text:style-name="T32">template.php</text:span></text:p>
        </text:list-item>
        <text:list-item>
          <text:p text:style-name="P26">Theme folder changes : </text:p>
          <text:list>
            <text:list-item>
              <text:p text:style-name="P29"><text:span text:style-name="T8">Style for filter radio buttons : </text:span>sites/all/themes/unfpa_global/plugins</text:p>
            </text:list-item>
            <text:list-item>
              <text:p text:style-name="P29"><text:span text:style-name="T8">Landing page map : </text:span>sites/all/themes/unfpa_global/templates/html5worldmap</text:p>
            </text:list-item>
          </text:list>
        </text:list-item>
        <text:list-item>
          <text:p text:style-name="P32">Database tables :<text:span text:style-name="T32"> </text:span></text:p>
          <text:list>
            <text:list-item>
              <text:p text:style-name="P35"><text:span text:style-name="T8">Three digit and Two digit country code mapping : </text:span>dashboard_country_code</text:p>
            </text:list-item>
            <text:list-item>
              <text:p text:style-name="P35"><text:span text:style-name="T8">Used in unfpa_global_opendata_get_country_name and region id : </text:span>country_code</text:p>
            </text:list-item>
            <text:list-item>
              <text:p text:style-name="P35"><text:span text:style-name="T8">Bubble chart : </text:span>tbl_dashboard_procurement_category</text:p>
            </text:list-item>
            <text:list-item>
              <text:p text:style-name="P35"><text:span text:style-name="T8">Bubble chart :</text:span> tbl_dashboard_procurement_data</text:p>
            </text:list-item>
          </text:list>
        </text:list-item>
      </text:list>
      <text:p text:style-name="P10"/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"/>
      <text:p text:style-name="P13"/>
      <text:p text:style-name="P8"><text:soft-page-break/>AY landing </text:p>
      <text:p text:style-name="P3"/>
      <text:p text:style-name="P1"><text:span text:style-name="T1">Default indicator on live site '</text:span><text:span text:style-name="T6">Percentage of women aged 20-24 who got married before age 18 or 15</text:span><text:span text:style-name="T7"> </text:span><text:span text:style-name="T1">' Indicator map values from file : /adolscent-youth/files/config_files/data_v46/mapdatafiles/mapData.json'; (Not using)</text:span></text:p>
      <text:p text:style-name="P3"/>
      <text:list xml:id="list509975543969526540" text:style-name="L4">
        <text:list-item>
          <text:p text:style-name="P14">get all countries from file : /adolscent-youth/files/config_files/data_v46/arealist.json';</text:p>
        </text:list-item>
        <text:list-item>
          <text:p text:style-name="P14">get indicator wise data for all countries from file : /adolscent-youth/files/config_files/data_v46/' . ($areaID). "/iusdata.xml"; </text:p>
        </text:list-item>
        <text:list-item>
          <text:p text:style-name="P14">pass data to simple map</text:p>
        </text:list-item>
      </text:list>
      <text:p text:style-name="P3"/>
      <text:p text:style-name="P8">FGM landing</text:p>
      <text:p text:style-name="P3"/>
      <text:p text:style-name="P3">Default indicator on live site 'Prevelance' Indicator map values from file :</text:p>
      <text:p text:style-name="P3">'/fgm/files/data_v1/d3_data/data/mapData.json'; <text:s/>(Using)</text:p>
      <text:p text:style-name="P3"/>
      <text:list xml:id="list37645874" text:continue-numbering="true" text:style-name="L4">
        <text:list-item>
          <text:p text:style-name="P14">get all countries from file : '/fgm/files/data_v1/CountryList.json';</text:p>
        </text:list-item>
        <text:list-item>
          <text:p text:style-name="P14">get indicator wise data for all countries from file : /fgm/files/data_v1/' . $countries_list[$i] . '.json';</text:p>
        </text:list-item>
        <text:list-item>
          <text:p text:style-name="P14">pass data to simple map</text:p>
        </text:list-item>
      </text:list>
      <text:p text:style-name="P3"/>
      <text:p text:style-name="P8">AY detail</text:p>
      <text:list xml:id="list5615857089606399910" text:style-name="L5">
        <text:list-item>
          <text:p text:style-name="P19">get value for variable “$allareaLevel5” using file : /adolscent-youth/files/config_files/iusfiles2.xml';</text:p>
          <text:list>
            <text:list-item>
              <text:p text:style-name="P19">Used to form callbackurl for both scenario (filexistAreaIdStatus=true or false) </text:p>
            </text:list-item>
          </text:list>
        </text:list-item>
        <text:list-item>
          <text:p text:style-name="P20"><text:span text:style-name="T1">get value for variable “AREA_JSON_DATA_OBJ” '/adolscent-youth/files/config_files/data_v46/' . </text:span><text:span text:style-name="T1">($areaID) . "/iusdata.xml";</text:span></text:p>
          <text:list>
            <text:list-item>
              <text:p text:style-name="P19">Used to form callbackurl for one scenario (filexistAreaIdStatus= false) </text:p>
            </text:list-item>
            <text:list-item>
              <text:p text:style-name="P19">Used for bar charts – barChartData,seriesData</text:p>
            </text:list-item>
          </text:list>
        </text:list-item>
        <text:list-item>
          <text:p text:style-name="P19">Files for some countries when present get value for variable “$mapDisplayData” using file : /adolscent-youth/files/config_files/data_v46/mapdatafiles/' . $selAreaID . '.json';</text:p>
          <text:list>
            <text:list-item>
              <text:p text:style-name="P19">loadHCMapData(mapGeojson, mapData, map_div_id);</text:p>
            </text:list-item>
          </text:list>
        </text:list-item>
        <text:list-item>
          <text:p text:style-name="P19">Default indicator values used in live site for “select country” from seperate file : /adolscent-youth/files/config_files/data_v46/mapdatafiles/mapData.json'; used to get countries </text:p>
          <text:p text:style-name="P19"/>
        </text:list-item>
      </text:list>
      <text:p text:style-name="P5">All countries</text:p>
      <text:list xml:id="list37658905" text:continue-list="list37645874" text:style-name="L4">
        <text:list-item>
          <text:p text:style-name="P15">get all countries from file : /adolscent-youth/files/config_files/data_v46/arealist.json';</text:p>
        </text:list-item>
      </text:list>
      <text:p text:style-name="P4"/>
      <text:p text:style-name="P5">Map</text:p>
      <text:p text:style-name="P2"><text:span text:style-name="T1">Countries with files in folder: </text:span><text:span text:style-name="T3">/adolscent-youth/files/config_files/data_v46/mapdatafiles/' . $selAreaID . '.json';</text:span></text:p>
      <text:p text:style-name="P4"><text:tab/></text:p>
      <text:list xml:id="list37652281" text:continue-list="list5615857089606399910" text:style-name="L5">
        <text:list-item>
          <text:p text:style-name="P21"><text:span text:style-name="T5">$</text:span><text:span text:style-name="T22">callbackURL</text:span><text:span text:style-name="T5"> = $maps_api_url . </text:span><text:span text:style-name="T4">$</text:span><text:span text:style-name="T24">allareaLevel5</text:span><text:span text:style-name="T5"> . '&amp;getChildren=no&amp;data=false&amp;tp=mrd';</text:span></text:p>
        </text:list-item>
        <text:list-item>
          <text:p text:style-name="P21"><text:span text:style-name="T5">“$</text:span><text:span text:style-name="T24">allareaLevel5</text:span><text:span text:style-name="T5">” using file : </text:span><text:span text:style-name="T4">/adolscent-youth/files/config_files/iusfiles2.xml</text:span><text:span text:style-name="T5">';; <text:s/></text:span></text:p>
        </text:list-item>
      </text:list>
      <text:p text:style-name="P4"/>
      <text:list xml:id="list37642647" text:continue-numbering="true" text:style-name="L5">
        <text:list-header>
          <text:p text:style-name="P22"><text:span text:style-name="T5">loadHCMapData(</text:span><text:span text:style-name="T12">mapGeojson</text:span><text:span text:style-name="T5">, </text:span><text:span text:style-name="T16">mapData</text:span><text:span text:style-name="T5">, map_div_id);</text:span></text:p>
          <text:p text:style-name="P17"/>
        </text:list-header>
        <text:list-item>
          <text:p text:style-name="P23"><text:span text:style-name="T19">data=$</text:span><text:span text:style-name="T21">callbackURL</text:span></text:p>
        </text:list-item>
        <text:list-item>
          <text:p text:style-name="P21"><text:span text:style-name="T13">mapGeojson</text:span><text:span text:style-name="T4"> = </text:span><text:span text:style-name="T20">data</text:span><text:span text:style-name="T4">.map;</text:span><text:span text:style-name="T5"> </text:span></text:p>
        </text:list-item>
        <text:list-item>
          <text:p text:style-name="P21"><text:span text:style-name="T17">mapData</text:span><text:span text:style-name="T2"> = </text:span><text:span text:style-name="T1"><text:s/>“$</text:span><text:span text:style-name="T2">mapDisplayData</text:span><text:span text:style-name="T1">” = </text:span><text:span text:style-name="T2">/adolscent-youth/files/config_files/data_v46/mapdatafiles/' . $selAreaID . '.json'</text:span></text:p>
        </text:list-item>
      </text:list>
      <text:p text:style-name="P5"><text:soft-page-break/></text:p>
      <text:p text:style-name="P9"><text:span text:style-name="T30">Note</text:span><text:span text:style-name="T2">: </text:span><text:span text:style-name="T1">For Nepal</text:span><text:span text:style-name="T2"> =</text:span><text:span text:style-name="T4"> </text:span></text:p>
      <text:p text:style-name="P9"><text:span text:style-name="T4"><text:tab/>$</text:span><text:span text:style-name="T22">callbackURL</text:span><text:span text:style-name="T4"> = </text:span><text:span text:style-name="T5">$maps_api_url </text:span><text:span text:style-name="T4">. $</text:span><text:span text:style-name="T24">allareaLevel5</text:span><text:span text:style-name="T4"> . '&amp;getChildren=yes&amp;' . '</text:span><text:span text:style-name="T4"><text:tab/>data=false&amp;tp=mrd&amp;areaLevel=6';</text:span></text:p>
      <text:p text:style-name="P4">---------------------------------------------------------------------------------------------------------------------------------------</text:p>
      <text:p text:style-name="P2"><text:span text:style-name="T1">Countries with no files in folder : </text:span><text:span text:style-name="T3">/adolscent-youth/files/config_files/data_v46/mapdatafiles/' . $selAreaID . '.json';</text:span></text:p>
      <text:p text:style-name="P5"><text:tab/></text:p>
      <text:list xml:id="list37638322" text:continue-numbering="true" text:style-name="L5">
        <text:list-item>
          <text:p text:style-name="P21"><text:span text:style-name="T5">$</text:span><text:span text:style-name="T22">callbackURL</text:span><text:span text:style-name="T5"> = $maps_api_url . $</text:span><text:span text:style-name="T24">allareaLevel5</text:span><text:span text:style-name="T5"> . '&amp;getChildren=no&amp;ius=' . $</text:span><text:span text:style-name="T27">concatAllIusGid</text:span><text:span text:style-name="T5"> . '&amp;data=true&amp;tp=mrd';</text:span></text:p>
        </text:list-item>
        <text:list-item>
          <text:p text:style-name="P21"><text:span text:style-name="T1">“$</text:span><text:span text:style-name="T25">allareaLevel5</text:span><text:span text:style-name="T1">” using file : </text:span><text:span text:style-name="T2">/adolscent-youth/files/config_files/iusfiles2.xml</text:span><text:span text:style-name="T1">';; </text:span></text:p>
        </text:list-item>
        <text:list-item>
          <text:p text:style-name="P21"><text:span text:style-name="T1"><text:s text:c="2"/>'</text:span><text:span text:style-name="T28">concatAllIusGid</text:span><text:span text:style-name="T1">' using (</text:span><text:span text:style-name="T2">AREA_JSON_DATA_OBJ</text:span><text:span text:style-name="T1">”) to form '</text:span><text:span text:style-name="T2">callbackurl</text:span><text:span text:style-name="T1">' <text:s text:c="2"/>using file : <text:s/>'</text:span><text:span text:style-name="T2">/adolscent-youth/files/config_files/data_v46/' . ($areaID) . "/iusdata.xml</text:span><text:span text:style-name="T1">";</text:span></text:p>
        </text:list-item>
      </text:list>
      <text:p text:style-name="P6"/>
      <text:p text:style-name="P6"><text:tab/>loadHCMapData(<text:span text:style-name="T11">mapGeojson</text:span>, <text:span text:style-name="T15">mpJsonObjtoArr</text:span>, map_div_id);</text:p>
      <text:p text:style-name="P7"/>
      <text:list xml:id="list37641078" text:continue-numbering="true" text:style-name="L5">
        <text:list-item>
          <text:p text:style-name="P23"><text:span text:style-name="T19">data=$</text:span><text:span text:style-name="T21">callbackURL</text:span></text:p>
        </text:list-item>
        <text:list-item>
          <text:p text:style-name="P23"><text:span text:style-name="T14">mapGeojson</text:span><text:span text:style-name="T1"> = </text:span><text:span text:style-name="T19">data</text:span><text:span text:style-name="T1">.map;</text:span></text:p>
        </text:list-item>
        <text:list-item>
          <text:p text:style-name="P23"><text:span text:style-name="T1"><text:s/></text:span><text:span text:style-name="T18">mpJsonObjtoArr</text:span><text:span text:style-name="T1">= <text:s/>mapDatafrmApi = </text:span><text:span text:style-name="T19">data</text:span><text:span text:style-name="T1">.data;</text:span></text:p>
        </text:list-item>
      </text:list>
      <text:p text:style-name="P4"><text:tab/></text:p>
      <text:p text:style-name="P4"><text:span text:style-name="T31">Note</text:span><text:span text:style-name="T8">: </text:span>For Nepal<text:span text:style-name="T8"> = </text:span></text:p>
      <text:p text:style-name="P4"><text:span text:style-name="T10"><text:tab/>$</text:span><text:span text:style-name="T23">callbackURL</text:span><text:span text:style-name="T10"> = </text:span><text:span text:style-name="T9">$maps_api_url </text:span><text:span text:style-name="T10">. $</text:span><text:span text:style-name="T26">allareaLevel5</text:span><text:span text:style-name="T10"> . '&amp;getChildren=yes&amp;ius=' . $</text:span><text:span text:style-name="T29">concatAllIusGid</text:span><text:span text:style-name="T10"> . <text:tab/>'&amp;data=true&amp;tp=mrd&amp;areaLevel=6';</text:span></text:p>
      <text:p text:style-name="P5"/>
      <text:p text:style-name="P5"/>
      <text:p text:style-name="P5"/>
      <text:p text:style-name="P5">Bar chart</text:p>
      <text:list xml:id="list37649129" text:continue-numbering="true" text:style-name="L5">
        <text:list-item>
          <text:p text:style-name="P16">get value from <text:span text:style-name="T8">chartMapConfigXMLNodeObj</text:span></text:p>
        </text:list-item>
        <text:list-item>
          <text:p text:style-name="P16">get value for variable “<text:span text:style-name="T8">AREA_JSON_DATA_OBJ</text:span>” '/adolscent-youth/files/config_files/data_v46/' . ($areaID) . "/iusdata.xml"; -- &gt; barChartData,seriesData </text:p>
        </text:list-item>
        <text:list-item>
          <text:p text:style-name="P16">makeBarChart(graphDiv, firstOpt);</text:p>
        </text:list-item>
      </text:list>
      <text:p text:style-name="P5"/>
      <text:p text:style-name="P5">Pie chart</text:p>
      <text:list xml:id="list37635468" text:continue-numbering="true" text:style-name="L5">
        <text:list-item>
          <text:p text:style-name="P16">get value from <text:span text:style-name="T8">chartMapConfigXMLNodeObj</text:span></text:p>
        </text:list-item>
        <text:list-item>
          <text:p text:style-name="P16">get value for variable “<text:span text:style-name="T8">AREA_JSON_DATA_OBJ</text:span>” '/adolscent-youth/files/config_files/data_v46/' . ($areaID) . "/iusdata.xml"; -- &gt; pieChartData</text:p>
        </text:list-item>
        <text:list-item>
          <text:p text:style-name="P16">makePieChart(graphDiv, firstOpt);</text:p>
          <text:p text:style-name="P16"/>
        </text:list-item>
      </text:list>
      <text:p text:style-name="P5">Table</text:p>
      <text:list xml:id="list37646881" text:continue-numbering="true" text:style-name="L5">
        <text:list-item>
          <text:p text:style-name="P16">get value from <text:span text:style-name="T8">chartMapConfigXMLNodeObj</text:span></text:p>
        </text:list-item>
        <text:list-item>
          <text:p text:style-name="P16">get value for variable “<text:span text:style-name="T8">AREA_JSON_DATA_OBJ</text:span>” '/adolscent-youth/files/config_files/data_v46/' . ($areaID) . "/iusdata.xml"; </text:p>
        </text:list-item>
        <text:list-item>
          <text:p text:style-name="P16">makeTable(key, val);</text:p>
        </text:list-item>
      </text:list>
      <text:p text:style-name="P3"/>
      <text:p text:style-name="P8">FGM detail</text:p>
      <text:p text:style-name="P5">All countries</text:p>
      <text:list xml:id="list37646491" text:continue-list="list37658905" text:style-name="L4">
        <text:list-item>
          <text:p text:style-name="P15">get all countries from file : '/fgm/files/data_v1/CountryList.json';</text:p>
        </text:list-item>
      </text:list>
      <text:p text:style-name="P5">Map </text:p>
      <text:p text:style-name="P2"><text:soft-page-break/><text:span text:style-name="T1">Countries with files in folder: </text:span><text:span text:style-name="T3">/fgm/files/data_v1/d3_data/data/' . $country_code_three_digit . '.json';</text:span></text:p>
      <text:list xml:id="list37661568" text:continue-list="list37646881" text:style-name="L5">
        <text:list-item>
          <text:list>
            <text:list-header>
              <text:p text:style-name="P18">loadHCMapData(mapGeojson, mapData);</text:p>
            </text:list-header>
          </text:list>
        </text:list-item>
        <text:list-item>
          <text:p text:style-name="P21"><text:span text:style-name="T2">mapGeojson : </text:span><text:span text:style-name="T1">get value for variable “$allareaLevel5” to form '</text:span><text:span text:style-name="T2">callbackurl</text:span><text:span text:style-name="T1">' using file : </text:span><text:span text:style-name="T1">/fgm/files/iusfiles2.xml';</text:span></text:p>
        </text:list-item>
        <text:list-item>
          <text:p text:style-name="P21"><text:span text:style-name="T2">mapData: </text:span><text:span text:style-name="T1">get value for variable “$mapDisplayData” using file : /fgm/files/data_v1/d3_data/data/' . $country_code_three_digit . '.json';</text:span></text:p>
        </text:list-item>
        <text:list-item>
          <text:p text:style-name="P16">Default indicator values used in live site for “select country” from seperate file : //fgm/files/data_v1/d3_data/data/mapData.json'; used to get countries </text:p>
          <text:list>
            <text:list-header>
              <text:p text:style-name="P18"/>
              <text:p text:style-name="P18"/>
            </text:list-header>
          </text:list>
        </text:list-item>
      </text:list>
      <text:p text:style-name="P2"><text:span text:style-name="T1">Countries with no files in folder: </text:span><text:span text:style-name="T3">/fgm/files/data_v1/d3_data/data/' . $country_code_three_digit . '.json';</text:span></text:p>
      <text:p text:style-name="P5"><text:tab/>loadHCMapData(mapGeojson, mpJsonObjtoArr, map_div_id);</text:p>
      <text:list xml:id="list37637894" text:continue-numbering="true" text:style-name="L5">
        <text:list-item>
          <text:p text:style-name="P21"><text:span text:style-name="T2">mapGeojson, mpJsonObjtoArr: </text:span><text:span text:style-name="T1">get value for variable “$allareaLevel5”to form '</text:span><text:span text:style-name="T2">callbackurl</text:span><text:span text:style-name="T1">' using file : /adolscent-youth/files/config_files/iusfiles2.xml';</text:span></text:p>
        </text:list-item>
        <text:list-item>
          <text:p text:style-name="P16">Default indicator values used in live site for “select country” from seperate file : /fgm/files/data_v1/d3_data/data/mapData.json'; used to get countries </text:p>
        </text:list-item>
      </text:list>
      <text:p text:style-name="P4"><text:tab/></text:p>
      <text:p text:style-name="P5"/>
      <text:p text:style-name="P5">Bar chart</text:p>
      <text:list xml:id="list37634632" text:continue-numbering="true" text:style-name="L5">
        <text:list-item>
          <text:p text:style-name="P16">get value for variable “<text:span text:style-name="T8">AREA_JSON_DATA_OBJ</text:span>” '/fgm/files/data_v1/' . $country_code_three_digit . '.json'; --&gt; mainObj</text:p>
        </text:list-item>
        <text:list-item>
          <text:p text:style-name="P18">loadGroupedChart function</text:p>
        </text:list-item>
      </text:list>
      <text:p text:style-name="P5">Pie chart</text:p>
      <text:list xml:id="list37650361" text:continue-numbering="true" text:style-name="L5">
        <text:list-item>
          <text:p text:style-name="P16">get value for variable “<text:span text:style-name="T8">AREA_JSON_DATA_OBJ</text:span>” '/fgm/files/data_v1/' . $country_code_three_digit . '.json'; -- &gt; mainObj</text:p>
        </text:list-item>
        <text:list-item>
          <text:p text:style-name="P18">drawPieChart function</text:p>
          <text:p text:style-name="P18"/>
        </text:list-item>
      </text:list>
      <text:p text:style-name="P5">Right table in overview</text:p>
      <text:list xml:id="list37662652" text:continue-numbering="true" text:style-name="L5">
        <text:list-item>
          <text:p text:style-name="P16">get value for variable “<text:span text:style-name="T8">AREA_JSON_DATA_OBJ</text:span>” '/fgm/files/data_v1/' . $country_code_three_digit . '.json'; -- &gt; mainObj</text:p>
        </text:list-item>
        <text:list-item>
          <text:p text:style-name="P18">getIndicatorList function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oja Shet</meta:initial-creator>
    <meta:creation-date>2016-08-11T13:04:35.84</meta:creation-date>
    <dc:date>2016-11-11T17:47:17.51</dc:date>
    <meta:editing-duration>P2DT22M1S</meta:editing-duration>
    <meta:editing-cycles>89</meta:editing-cycles>
    <meta:generator>OpenOffice/4.1.1$Win32 OpenOffice.org_project/411m6$Build-9775</meta:generator>
    <meta:document-statistic meta:table-count="0" meta:image-count="0" meta:object-count="0" meta:page-count="5" meta:paragraph-count="115" meta:word-count="816" meta:character-count="7252"/>
  </office:meta>
</office:document-meta>
</file>